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.01cm" svg:stroke-color="#add6e7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5" style:family="graphic" style:parent-style-name="standard">
      <style:graphic-properties svg:stroke-width="0cm" draw:fill-color="#ffffff" fo:padding-top="-0.05cm" fo:padding-bottom="-0.05cm" fo:padding-left="-0.05cm" fo:padding-right="-0.05cm"/>
    </style:style>
    <style:style style:name="gr6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2.287cm" svg:y="-4.962cm"/>
          <draw:glue-point draw:id="5" svg:x="1.355cm" svg:y="-4.962cm"/>
          <draw:glue-point draw:id="6" svg:x="4.998cm" svg:y="-4.962cm"/>
          <draw:glue-point draw:id="7" svg:x="-5.006cm" svg:y="5.026cm"/>
          <draw:glue-point draw:id="8" svg:x="-0.806cm" svg:y="5.026cm"/>
          <draw:glue-point draw:id="9" svg:x="3.394cm" svg:y="5.026cm"/>
          <draw:glue-point draw:id="10" svg:x="-5.006cm" svg:y="4.149cm"/>
          <draw:glue-point draw:id="11" svg:x="4.998cm" svg:y="1.061cm"/>
          <draw:glue-point draw:id="12" svg:x="4.998cm" svg:y="1.08cm"/>
          <draw:glue-point draw:id="13" svg:x="4.998cm" svg:y="1.099cm"/>
          <draw:glue-point draw:id="14" svg:x="4.998cm" svg:y="1.843cm"/>
          <draw:glue-point draw:id="15" svg:x="4.998cm" svg:y="2.586cm"/>
          <draw:glue-point draw:id="16" svg:x="1.802cm" svg:y="1.001cm"/>
          <draw:polygon draw:style-name="gr1" draw:layer="layout" svg:width="1.598cm" svg:height="0.299cm" svg:x="0.319cm" svg:y="1.483cm" svg:viewBox="0 0 1599 300" draw:points="0,300 1599,300 1599,0 0,0">
            <text:p/>
          </draw:polygon>
          <draw:polyline draw:style-name="gr2" draw:layer="layout" svg:width="1.598cm" svg:height="0.299cm" svg:x="0.319cm" svg:y="1.483cm" svg:viewBox="0 0 1599 300" draw:points="0,300 1599,300 1599,0 0,0 0,300">
            <text:p/>
          </draw:polyline>
          <draw:polygon draw:style-name="gr3" draw:layer="layout" svg:width="1.869cm" svg:height="0.574cm" svg:x="0.318cm" svg:y="1.21cm" svg:viewBox="0 0 1870 575" draw:points="1870,0 1870,302 1599,575 1599,272 0,272">
            <text:p/>
          </draw:polygon>
          <draw:polyline draw:style-name="gr2" draw:layer="layout" svg:width="1.869cm" svg:height="0.574cm" svg:x="0.318cm" svg:y="1.21cm" svg:viewBox="0 0 1870 575" draw:points="1870,0 1870,302 1599,575 1599,272 0,272">
            <text:p/>
          </draw:polyline>
          <draw:polygon draw:style-name="gr1" draw:layer="layout" svg:width="1.857cm" svg:height="0cm" svg:x="0.33cm" svg:y="1.21cm" svg:viewBox="0 0 1858 0" draw:points="0,0 1858,0">
            <text:p/>
          </draw:polygon>
          <draw:line draw:style-name="gr2" draw:layer="layout" svg:x1="0.33cm" svg:y1="1.21cm" svg:x2="2.188cm" svg:y2="1.21cm">
            <text:p/>
          </draw:line>
          <draw:polygon draw:style-name="gr1" draw:layer="layout" svg:width="0.27cm" svg:height="0.272cm" svg:x="1.917cm" svg:y="1.21cm" svg:viewBox="0 0 271 273" draw:points="0,273 271,0">
            <text:p/>
          </draw:polygon>
          <draw:line draw:style-name="gr2" draw:layer="layout" svg:x1="1.917cm" svg:y1="1.483cm" svg:x2="2.188cm" svg:y2="1.21cm">
            <text:p/>
          </draw:line>
          <draw:polygon draw:style-name="gr1" draw:layer="layout" svg:width="1.597cm" svg:height="1.204cm" svg:x="0.318cm" svg:y="0.272cm" svg:viewBox="0 0 1598 1205" draw:points="0,1205 1598,1205 1598,0 0,0">
            <text:p/>
          </draw:polygon>
          <draw:polyline draw:style-name="gr2" draw:layer="layout" svg:width="1.597cm" svg:height="1.204cm" svg:x="0.318cm" svg:y="0.272cm" svg:viewBox="0 0 1598 1205" draw:points="0,1205 1598,1205 1598,0 0,0 0,1205">
            <text:p/>
          </draw:polyline>
          <draw:polygon draw:style-name="gr4" draw:layer="layout" svg:width="1.869cm" svg:height="1.477cm" svg:x="0.318cm" svg:y="0cm" svg:viewBox="0 0 1870 1478" draw:points="1597,1478 1870,1205 1870,0 272,0 0,273 1597,273">
            <text:p/>
          </draw:polygon>
          <draw:polygon draw:style-name="gr3" draw:layer="layout" svg:width="0.272cm" svg:height="1.477cm" svg:x="1.915cm" svg:y="0cm" svg:viewBox="0 0 273 1478" draw:points="0,1478 273,1205 273,0 0,273">
            <text:p/>
          </draw:polygon>
          <draw:polyline draw:style-name="gr2" draw:layer="layout" svg:width="1.869cm" svg:height="1.477cm" svg:x="0.318cm" svg:y="0cm" svg:viewBox="0 0 1870 1478" draw:points="1597,1478 1870,1205 1870,0 272,0 0,273 1597,273 1597,1478">
            <text:p/>
          </draw:polyline>
          <draw:polygon draw:style-name="gr5" draw:layer="layout" svg:width="1.318cm" svg:height="0.925cm" svg:x="0.457cm" svg:y="0.412cm" svg:viewBox="0 0 1319 926" draw:points="0,926 1319,926 1319,0 0,0">
            <text:p/>
          </draw:polygon>
          <draw:polyline draw:style-name="gr2" draw:layer="layout" svg:width="1.318cm" svg:height="0.925cm" svg:x="0.457cm" svg:y="0.412cm" svg:viewBox="0 0 1319 926" draw:points="0,926 1319,926 1319,0 0,0 0,926">
            <text:p/>
          </draw:polyline>
          <draw:polygon draw:style-name="gr1" draw:layer="layout" svg:width="0.272cm" svg:height="0.272cm" svg:x="1.915cm" svg:y="0cm" svg:viewBox="0 0 273 273" draw:points="0,273 273,0">
            <text:p/>
          </draw:polygon>
          <draw:line draw:style-name="gr2" draw:layer="layout" svg:x1="1.915cm" svg:y1="0.273cm" svg:x2="2.188cm" svg:y2="0cm">
            <text:p/>
          </draw:line>
          <draw:polygon draw:style-name="gr6" draw:layer="layout" svg:width="2.047cm" svg:height="0.386cm" svg:x="0cm" svg:y="1.614cm" svg:viewBox="0 0 2048 387" draw:points="1839,387 1839,209 0,209 208,0 2048,0 2048,177">
            <text:p/>
          </draw:polygon>
          <draw:polygon draw:style-name="gr3" draw:layer="layout" svg:width="0.209cm" svg:height="0.386cm" svg:x="1.838cm" svg:y="1.614cm" svg:viewBox="0 0 210 387" draw:points="0,387 0,209 210,0 210,177">
            <text:p/>
          </draw:polygon>
          <draw:polyline draw:style-name="gr2" draw:layer="layout" svg:width="2.047cm" svg:height="0.386cm" svg:x="0cm" svg:y="1.614cm" svg:viewBox="0 0 2048 387" draw:points="1839,387 1839,209 0,209 208,0 2048,0 2048,177 1839,387">
            <text:p/>
          </draw:polyline>
          <draw:polygon draw:style-name="gr1" draw:layer="layout" svg:width="1.838cm" svg:height="0.177cm" svg:x="0cm" svg:y="1.823cm" svg:viewBox="0 0 1839 178" draw:points="0,178 1839,178 1839,0 0,0">
            <text:p/>
          </draw:polygon>
          <draw:polyline draw:style-name="gr2" draw:layer="layout" svg:width="1.838cm" svg:height="0.177cm" svg:x="0cm" svg:y="1.823cm" svg:viewBox="0 0 1839 178" draw:points="0,178 1839,178 1839,0 0,0 0,178">
            <text:p/>
          </draw:polyline>
          <draw:polygon draw:style-name="gr1" draw:layer="layout" svg:width="0.209cm" svg:height="0.209cm" svg:x="1.838cm" svg:y="1.614cm" svg:viewBox="0 0 210 210" draw:points="0,210 210,0">
            <text:p/>
          </draw:polygon>
          <draw:line draw:style-name="gr2" draw:layer="layout" svg:x1="1.838cm" svg:y1="1.824cm" svg:x2="2.048cm" svg:y2="1.614cm">
            <text:p/>
          </draw:line>
          <draw:path draw:style-name="gr1" draw:layer="layout" svg:width="1.136cm" svg:height="0.751cm" svg:x="0.559cm" svg:y="0.499cm" svg:viewBox="0 0 1137 752" svg:d="m510 191c0 0 144-84 252-58l23 71 67 123 285-155-74-133-97-38c0 0-250-16-521 118l-43 24c-259 154-382 373-382 373l-20 102 72 134 285-155-68-124-47-57c37-106 186-180 186-180l77-45z">
            <text:p/>
          </draw:path>
          <draw:path draw:style-name="gr2" draw:layer="layout" svg:width="1.136cm" svg:height="0.751cm" svg:x="0.559cm" svg:y="0.499cm" svg:viewBox="0 0 1137 752" svg:d="m510 191c0 0 144-84 252-58l23 71 67 123 285-155-74-133-97-38c0 0-250-16-521 118l-43 24c-259 154-382 373-382 373l-20 102 72 134 285-155-68-124-47-57c37-106 186-180 186-180l77-45">
            <text:p/>
          </draw:path>
          <draw:polygon draw:style-name="gr1" draw:layer="layout" svg:width="0.302cm" svg:height="0.164cm" svg:x="0.552cm" svg:y="0.967cm" svg:viewBox="0 0 303 165" draw:points="303,0 0,165">
            <text:p/>
          </draw:polygon>
          <draw:line draw:style-name="gr2" draw:layer="layout" svg:x1="0.855cm" svg:y1="0.967cm" svg:x2="0.552cm" svg:y2="1.132cm">
            <text:p/>
          </draw:line>
          <draw:polygon draw:style-name="gr1" draw:layer="layout" svg:width="0.302cm" svg:height="0.164cm" svg:x="1.325cm" svg:y="0.546cm" svg:viewBox="0 0 303 165" draw:points="303,0 0,165">
            <text:p/>
          </draw:polygon>
          <draw:line draw:style-name="gr2" draw:layer="layout" svg:x1="1.628cm" svg:y1="0.546cm" svg:x2="1.325cm" svg:y2="0.71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oftphone</dc:title>
    <meta:creation-date>2011-02-07T16:45:08</meta:creation-date>
    <meta:editing-duration>P0D</meta:editing-duration>
    <meta:editing-cycles>1</meta:editing-cycles>
    <meta:document-statistic meta:object-count="31"/>
    <meta:generator>OpenOffice.org/3.3$Linux OpenOffice.org_project/330m20$Build-9567</meta:generator>
  </office:meta>
</office:document-meta>
</file>